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88.68pt" svg:height="837.98pt" svg:x="201.34pt" svg:y="10.54pt">
            <draw:object draw:notify-on-update-of-ranges="Sheet1.A1:Sheet1.A1 Sheet1.A2:Sheet1.A51 Sheet1.B1:Sheet1.B1 Sheet1.B2:Sheet1.B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Resistanc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3" calcext:value-type="float">
            <text:p>1,0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65" calcext:value-type="float">
            <text:p>1,4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75" calcext:value-type="float">
            <text:p>1,8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86" calcext:value-type="float">
            <text:p>2,2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98" calcext:value-type="float">
            <text:p>2,6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11" calcext:value-type="float">
            <text:p>3,1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21" calcext:value-type="float">
            <text:p>3,5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33" calcext:value-type="float">
            <text:p>3,9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45" calcext:value-type="float">
            <text:p>4,3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01" calcext:value-type="float">
            <text:p>6,4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430" calcext:value-type="float">
            <text:p>8,4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490" calcext:value-type="float">
            <text:p>10,49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540" calcext:value-type="float">
            <text:p>12,54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560" calcext:value-type="float">
            <text:p>14,5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620" calcext:value-type="float">
            <text:p>16,6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680" calcext:value-type="float">
            <text:p>18,68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690" calcext:value-type="float">
            <text:p>20,69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810" calcext:value-type="float">
            <text:p>24,81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8880" calcext:value-type="float">
            <text:p>28,88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940" calcext:value-type="float">
            <text:p>32,94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7060" calcext:value-type="float">
            <text:p>37,06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1130" calcext:value-type="float">
            <text:p>41,13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5240" calcext:value-type="float">
            <text:p>45,24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9310" calcext:value-type="float">
            <text:p>49,31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3380" calcext:value-type="float">
            <text:p>53,3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7500" calcext:value-type="float">
            <text:p>57,5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1570" calcext:value-type="float">
            <text:p>61,57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5600" calcext:value-type="float">
            <text:p>65,6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9800" calcext:value-type="float">
            <text:p>69,8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3800" calcext:value-type="float">
            <text:p>73,8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8000" calcext:value-type="float">
            <text:p>78,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2000" calcext:value-type="float">
            <text:p>82,0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6100" calcext:value-type="float">
            <text:p>86,10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0200" calcext:value-type="float">
            <text:p>90,20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4300" calcext:value-type="float">
            <text:p>94,30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6300" calcext:value-type="float">
            <text:p>96,30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8300" calcext:value-type="float">
            <text:p>98,30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0400" calcext:value-type="float">
            <text:p>100,40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0800" calcext:value-type="float">
            <text:p>100,80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1200" calcext:value-type="float">
            <text:p>101,20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1600" calcext:value-type="float">
            <text:p>101,60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2100" calcext:value-type="float">
            <text:p>102,1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2500" calcext:value-type="float">
            <text:p>102,50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2900" calcext:value-type="float">
            <text:p>102,90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3300" calcext:value-type="float">
            <text:p>103,30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3700" calcext:value-type="float">
            <text:p>103,70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4100" calcext:value-type="float">
            <text:p>104,1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4500" calcext:value-type="float">
            <text:p>104,5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 tied to wiper</text:p>
          </table:table-cell>
          <table:table-cell/>
        </table:table-row>
        <table:table-row table:style-name="ro1">
          <table:table-cell office:value-type="string" calcext:value-type="string">
            <text:p>Resistance measured A/W to B</text:p>
          </table:table-cell>
          <table:table-cell/>
        </table:table-row>
        <table:table-row table:style-name="ro1" table:number-rows-repeated="104852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20:40:30.782240374</meta:creation-date>
    <dc:date>2018-07-17T00:03:44.755770740</dc:date>
    <meta:editing-duration>PT3H1M11S</meta:editing-duration>
    <meta:editing-cycles>2</meta:editing-cycles>
    <meta:generator>LibreOffice/6.0.5.2$Linux_X86_64 LibreOffice_project/00m0$Build-2</meta:generator>
    <meta:document-statistic meta:table-count="1" meta:cell-count="1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1.935cm" svg:height="29.563cm" xlink:href=".." xlink:type="simple" chart:class="chart:scatter" chart:style-name="ch1">
        <chart:plot-area chart:style-name="ch2" table:cell-range-address="Sheet1.A1:Sheet1.B51" chart:data-source-has-labels="row" svg:x="0.838cm" svg:y="0.591cm" svg:width="40.259cm" svg:height="28.381cm">
          <chartooo:coordinate-region svg:x="2.253cm" svg:y="0.79cm" svg:width="38.313cm" svg:height="27.53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1" chart:label-cell-address="Sheet1.B1:Sheet1.B1" chart:class="chart:scatter">
            <chart:domain table:cell-range-address="Sheet1.A2:Sheet1.A51"/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sistanc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51</svg:desc>
                </draw:g>
              </table:table-cell>
              <table:table-cell office:value-type="float" office:value="231">
                <text:p>231</text:p>
                <draw:g>
                  <svg:desc>Sheet1.B2:Sheet1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286">
                <text:p>2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698">
                <text:p>26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521">
                <text:p>35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933">
                <text:p>39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6401">
                <text:p>64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8430">
                <text:p>84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10490">
                <text:p>104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2540">
                <text:p>125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14560">
                <text:p>145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16620">
                <text:p>166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">
                <text:p>45</text:p>
              </table:table-cell>
              <table:table-cell office:value-type="float" office:value="18680">
                <text:p>186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20690">
                <text:p>206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24810">
                <text:p>248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">
                <text:p>70</text:p>
              </table:table-cell>
              <table:table-cell office:value-type="float" office:value="28880">
                <text:p>288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0">
                <text:p>80</text:p>
              </table:table-cell>
              <table:table-cell office:value-type="float" office:value="32940">
                <text:p>329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37060">
                <text:p>370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41130">
                <text:p>411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0">
                <text:p>110</text:p>
              </table:table-cell>
              <table:table-cell office:value-type="float" office:value="45240">
                <text:p>452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">
                <text:p>120</text:p>
              </table:table-cell>
              <table:table-cell office:value-type="float" office:value="49310">
                <text:p>493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53380">
                <text:p>533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">
                <text:p>140</text:p>
              </table:table-cell>
              <table:table-cell office:value-type="float" office:value="57500">
                <text:p>575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">
                <text:p>150</text:p>
              </table:table-cell>
              <table:table-cell office:value-type="float" office:value="61570">
                <text:p>6157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0">
                <text:p>160</text:p>
              </table:table-cell>
              <table:table-cell office:value-type="float" office:value="65600">
                <text:p>656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0">
                <text:p>170</text:p>
              </table:table-cell>
              <table:table-cell office:value-type="float" office:value="69800">
                <text:p>698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0">
                <text:p>180</text:p>
              </table:table-cell>
              <table:table-cell office:value-type="float" office:value="73800">
                <text:p>738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0">
                <text:p>190</text:p>
              </table:table-cell>
              <table:table-cell office:value-type="float" office:value="78000">
                <text:p>78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0">
                <text:p>200</text:p>
              </table:table-cell>
              <table:table-cell office:value-type="float" office:value="82000">
                <text:p>82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0">
                <text:p>210</text:p>
              </table:table-cell>
              <table:table-cell office:value-type="float" office:value="86100">
                <text:p>861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0">
                <text:p>220</text:p>
              </table:table-cell>
              <table:table-cell office:value-type="float" office:value="90200">
                <text:p>902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0">
                <text:p>230</text:p>
              </table:table-cell>
              <table:table-cell office:value-type="float" office:value="94300">
                <text:p>943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5">
                <text:p>235</text:p>
              </table:table-cell>
              <table:table-cell office:value-type="float" office:value="96300">
                <text:p>963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0">
                <text:p>240</text:p>
              </table:table-cell>
              <table:table-cell office:value-type="float" office:value="98300">
                <text:p>983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5">
                <text:p>245</text:p>
              </table:table-cell>
              <table:table-cell office:value-type="float" office:value="100400">
                <text:p>1004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6">
                <text:p>246</text:p>
              </table:table-cell>
              <table:table-cell office:value-type="float" office:value="100800">
                <text:p>1008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7">
                <text:p>247</text:p>
              </table:table-cell>
              <table:table-cell office:value-type="float" office:value="101200">
                <text:p>1012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8">
                <text:p>248</text:p>
              </table:table-cell>
              <table:table-cell office:value-type="float" office:value="101600">
                <text:p>1016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9">
                <text:p>249</text:p>
              </table:table-cell>
              <table:table-cell office:value-type="float" office:value="102100">
                <text:p>1021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0">
                <text:p>250</text:p>
              </table:table-cell>
              <table:table-cell office:value-type="float" office:value="102500">
                <text:p>1025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1">
                <text:p>251</text:p>
              </table:table-cell>
              <table:table-cell office:value-type="float" office:value="102900">
                <text:p>1029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2">
                <text:p>252</text:p>
              </table:table-cell>
              <table:table-cell office:value-type="float" office:value="103300">
                <text:p>1033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3">
                <text:p>253</text:p>
              </table:table-cell>
              <table:table-cell office:value-type="float" office:value="103700">
                <text:p>1037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4">
                <text:p>254</text:p>
              </table:table-cell>
              <table:table-cell office:value-type="float" office:value="104100">
                <text:p>1041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5">
                <text:p>255</text:p>
              </table:table-cell>
              <table:table-cell office:value-type="float" office:value="104500">
                <text:p>104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